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family-generic="system" style:font-pitch="variable"/>
    <style:font-face style:name="FreeSerif" svg:font-family="FreeSerif" style:font-family-generic="system" style:font-pitch="variable"/>
    <style:font-face style:name="Noto Sans" svg:font-family="'Noto Sans'" style:font-family-generic="system" style:font-pitch="variable"/>
    <style:font-face style:name="Noto Serif" svg:font-family="'Noto Serif'" style:font-family-generic="roman" style:font-pitch="variable"/>
  </office:font-face-decls>
  <office:automatic-styles>
    <style:style style:name="P1" style:family="paragraph" style:parent-style-name="Text_20_body">
      <style:paragraph-properties fo:padding="0.0193in" fo:border="0.06pt solid #d9d9e3"/>
    </style:style>
    <style:style style:name="P2" style:family="paragraph" style:parent-style-name="Text_20_body" style:list-style-name="L1">
      <style:paragraph-properties fo:margin-top="0in" fo:margin-bottom="0in" style:contextual-spacing="false" fo:padding="0.0193in" fo:border="0.06pt solid #d9d9e3"/>
    </style:style>
    <style:style style:name="P3" style:family="paragraph" style:parent-style-name="Text_20_body" style:list-style-name="L1">
      <style:paragraph-properties fo:padding="0.0193in" fo:border="0.06pt solid #d9d9e3"/>
    </style:style>
    <style:style style:name="P4" style:family="paragraph" style:parent-style-name="Text_20_body" style:list-style-name="L2">
      <style:paragraph-properties fo:margin-top="0in" fo:margin-bottom="0in" style:contextual-spacing="false" fo:padding="0.0193in" fo:border="0.06pt solid #d9d9e3"/>
    </style:style>
    <style:style style:name="P5" style:family="paragraph" style:parent-style-name="Text_20_body" style:list-style-name="L2">
      <style:paragraph-properties fo:padding="0.0193in" fo:border="0.06pt solid #d9d9e3"/>
    </style:style>
    <style:style style:name="P6" style:family="paragraph" style:parent-style-name="Text_20_body" style:list-style-name="L3">
      <style:paragraph-properties fo:margin-top="0in" fo:margin-bottom="0in" style:contextual-spacing="false" fo:padding="0.0193in" fo:border="0.06pt solid #d9d9e3"/>
    </style:style>
    <style:style style:name="P7" style:family="paragraph" style:parent-style-name="Text_20_body" style:list-style-name="L3">
      <style:paragraph-properties fo:padding="0.0193in" fo:border="0.06pt solid #d9d9e3"/>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lternative Use-Case 1: Credit Card Authorization Failed Description:</text:p>
      <text:list text:style-name="L1">
        <text:list-item>
          <text:p text:style-name="P2">If the credit card authorization fails, the operator informs the customer that the transaction has been declined.</text:p>
        </text:list-item>
        <text:list-item>
          <text:p text:style-name="P2">The operator asks the customer to provide a different credit card number.</text:p>
        </text:list-item>
        <text:list-item>
          <text:p text:style-name="P2">The customer provides a different credit card number.</text:p>
        </text:list-item>
        <text:list-item>
          <text:p text:style-name="P3">The operator types in the new credit card number and repeats the authorization process from step 7 of the original use-case.</text:p>
        </text:list-item>
      </text:list>
      <text:p text:style-name="P1">The above alternative use-case may be called after step 7 of the original use-case, in the event that the credit card transaction fails. This alternative use-case may be triggered by a response from the flight reservation system indicating that the transaction was not authorized.</text:p>
      <text:p text:style-name="P1">Alternative Use-Case 2: Reservation Not Found Description:</text:p>
      <text:list text:style-name="L2">
        <text:list-item>
          <text:p text:style-name="P4">If the flight reservation system cannot find the booking number provided by the customer, the operator informs the customer that the reservation cannot be found.</text:p>
        </text:list-item>
        <text:list-item>
          <text:p text:style-name="P4">The operator asks the customer to confirm the booking number.</text:p>
        </text:list-item>
        <text:list-item>
          <text:p text:style-name="P4">The customer confirms the booking number.</text:p>
        </text:list-item>
        <text:list-item>
          <text:p text:style-name="P4">The operator checks for common errors in the booking number, such as transposed digits or missing characters.</text:p>
        </text:list-item>
        <text:list-item>
          <text:p text:style-name="P4">If an error is found, the operator corrects the booking number and repeats step 4 of the original use-case.</text:p>
        </text:list-item>
        <text:list-item>
          <text:p text:style-name="P4">If no errors are found, the operator informs the customer that the reservation cannot be found and asks the customer to provide more information, such as the name of the passenger or the departure date.</text:p>
        </text:list-item>
        <text:list-item>
          <text:p text:style-name="P4">The operator searches for the reservation using the additional information provided by the customer.</text:p>
        </text:list-item>
        <text:list-item>
          <text:p text:style-name="P4">If the reservation is found, the operator proceeds with the original use-case from step 4.</text:p>
        </text:list-item>
        <text:list-item>
          <text:p text:style-name="P5">If the reservation is not found, the operator informs the customer that the reservation cannot be located.</text:p>
        </text:list-item>
      </text:list>
      <text:p text:style-name="P1">The above alternative use-case may be called after step 3 of the original use-case, in <text:soft-page-break/>the event that the flight reservation system cannot find the booking number provided by the customer. This alternative use-case may be triggered by a response from the flight reservation system indicating that the booking number is invalid or not found.</text:p>
      <text:p text:style-name="P1">Modified Use-Case Description: Use-Case Name: Ticket Purchasing Description:</text:p>
      <text:list text:style-name="L3">
        <text:list-item>
          <text:p text:style-name="P6">The use-case begins when the customer calls the travel agency to ask it to issue a ticket that (s)he has booked.</text:p>
        </text:list-item>
        <text:list-item>
          <text:p text:style-name="P6">The travel agency operator asks the customer to give his/her booking number.</text:p>
        </text:list-item>
        <text:list-item>
          <text:p text:style-name="P6">The customer gives the booking number.</text:p>
        </text:list-item>
        <text:list-item>
          <text:p text:style-name="P6">The operator types in the booking number and the flight reservation system displays the details of the reservation made.</text:p>
        </text:list-item>
        <text:list-item>
          <text:p text:style-name="P6">If the reservation is not found, the operator initiates the "Reservation Not Found" alternative use-case.</text:p>
        </text:list-item>
        <text:list-item>
          <text:p text:style-name="P6">The operator asks the customer to confirm the details of the reservation made.</text:p>
        </text:list-item>
        <text:list-item>
          <text:p text:style-name="P6">The customer confirms the reservation made.</text:p>
        </text:list-item>
        <text:list-item>
          <text:p text:style-name="P6">The operator asks the customer for a credit card number.</text:p>
        </text:list-item>
        <text:list-item>
          <text:p text:style-name="P6">The customer gives his/her credit card number.</text:p>
        </text:list-item>
        <text:list-item>
          <text:p text:style-name="P6">The operator types in the customer's credit card number and when the system confirms that the credit card transaction has been authorized (s)he asks the system to print the tickets, the details of the flights, and an invoice.</text:p>
        </text:list-item>
        <text:list-item>
          <text:p text:style-name="P6">If the credit card authorization fails, the operator initiates the "Credit Card Authorization Failed" alternative use-case.</text:p>
        </text:list-item>
        <text:list-item>
          <text:p text:style-name="P7">When the system confirms that the requested items have been printed, the operator informs the customer that the tickets have been issued.</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family-generic="system" style:font-pitch="variable"/>
    <style:font-face style:name="FreeSerif" svg:font-family="FreeSerif" style:font-family-generic="system" style:font-pitch="variable"/>
    <style:font-face style:name="Noto Sans" svg:font-family="'Noto Sans'" style:font-family-generic="system" style:font-pitch="variable"/>
    <style:font-face style:name="Noto Serif" svg:font-family="'Noto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Noto Serif" fo:font-size="12pt" fo:language="none" fo:country="none" style:font-name-asian="Cantarell" style:font-size-asian="12pt" style:language-asian="none" style:country-asian="none" style:font-name-complex="Noto Sans"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Noto Serif" fo:font-size="12pt" fo:language="en" fo:country="US" style:font-name-asian="Cantarell" style:font-size-asian="12pt" style:language-asian="zh" style:country-asian="CN" style:font-name-complex="FreeSerif"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4-22T18:21:51.432083443</dc:date>
    <meta:editing-duration>PT17S</meta:editing-duration>
    <meta:editing-cycles>1</meta:editing-cycles>
    <meta:document-statistic meta:table-count="0" meta:image-count="0" meta:object-count="0" meta:page-count="2" meta:paragraph-count="30" meta:word-count="548" meta:character-count="3375" meta:non-whitespace-character-count="2882"/>
    <meta:generator>LibreOffice/7.4.6.2$Linux_X86_64 LibreOffice_project/40$Build-2</meta:generator>
  </office:meta>
</office:document-meta>
</file>